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list-style-name="L1">
      <style:text-properties officeooo:rsid="001beddb" officeooo:paragraph-rsid="001beddb"/>
    </style:style>
    <style:style style:name="P4" style:family="paragraph" style:parent-style-name="Text_20_body">
      <style:text-properties officeooo:paragraph-rsid="001beddb"/>
    </style:style>
    <style:style style:name="P5" style:family="paragraph" style:parent-style-name="Text_20_body" style:list-style-name="L2">
      <style:text-properties officeooo:rsid="001d33c3" officeooo:paragraph-rsid="001d33c3"/>
    </style:style>
    <style:style style:name="P6" style:family="paragraph" style:parent-style-name="Text_20_body">
      <style:text-properties officeooo:rsid="001d33c3" officeooo:paragraph-rsid="001d33c3"/>
    </style:style>
    <style:style style:name="P7" style:family="paragraph" style:parent-style-name="Text_20_body">
      <style:text-properties officeooo:rsid="0025a250" officeooo:paragraph-rsid="0026da4f"/>
    </style:style>
    <style:style style:name="P8" style:family="paragraph" style:parent-style-name="Text_20_body">
      <style:text-properties officeooo:rsid="0025a250" officeooo:paragraph-rsid="002778d6"/>
    </style:style>
    <style:style style:name="P9" style:family="paragraph" style:parent-style-name="Text_20_body">
      <style:text-properties officeooo:rsid="002778d6" officeooo:paragraph-rsid="002778d6"/>
    </style:style>
    <style:style style:name="P10" style:family="paragraph" style:parent-style-name="Text_20_body">
      <style:text-properties officeooo:rsid="00299d30" officeooo:paragraph-rsid="00299d30"/>
    </style:style>
    <style:style style:name="P11" style:family="paragraph" style:parent-style-name="Text_20_body">
      <style:text-properties officeooo:rsid="002acbc8" officeooo:paragraph-rsid="002acbc8"/>
    </style:style>
    <style:style style:name="P12" style:family="paragraph" style:parent-style-name="Text_20_body">
      <style:text-properties officeooo:rsid="002bf444" officeooo:paragraph-rsid="002bf444"/>
    </style:style>
    <style:style style:name="P13" style:family="paragraph" style:parent-style-name="Text_20_body">
      <style:text-properties officeooo:rsid="002f4ed9" officeooo:paragraph-rsid="002f4ed9"/>
    </style:style>
    <style:style style:name="P14" style:family="paragraph" style:parent-style-name="Text_20_body" style:list-style-name="L3">
      <style:text-properties fo:font-style="italic" officeooo:rsid="002f4ed9" officeooo:paragraph-rsid="002f4ed9" style:font-style-asian="italic" style:font-style-complex="italic"/>
    </style:style>
    <style:style style:name="P15" style:family="paragraph" style:parent-style-name="Text_20_body">
      <style:text-properties fo:font-style="italic" officeooo:rsid="002f4ed9" officeooo:paragraph-rsid="002f4ed9" style:font-style-asian="italic" style:font-style-complex="italic"/>
    </style:style>
    <style:style style:name="P16" style:family="paragraph" style:parent-style-name="Text_20_body">
      <style:text-properties officeooo:rsid="003356c6" officeooo:paragraph-rsid="003356c6"/>
    </style:style>
    <style:style style:name="P17" style:family="paragraph" style:parent-style-name="Text_20_body">
      <style:text-properties style:font-name="Liberation Mono" fo:font-size="10pt" officeooo:rsid="003356c6" officeooo:paragraph-rsid="003356c6" style:font-size-asian="10pt" style:font-size-complex="10pt"/>
    </style:style>
    <style:style style:name="P18" style:family="paragraph" style:parent-style-name="Preformatted_20_Text">
      <style:text-properties officeooo:rsid="001beddb" officeooo:paragraph-rsid="001beddb"/>
    </style:style>
    <style:style style:name="P19" style:family="paragraph" style:parent-style-name="Preformatted_20_Text">
      <style:text-properties officeooo:paragraph-rsid="001d33c3"/>
    </style:style>
    <style:style style:name="P20" style:family="paragraph" style:parent-style-name="Preformatted_20_Text">
      <style:text-properties officeooo:rsid="002951ca" officeooo:paragraph-rsid="002951ca"/>
    </style:style>
    <style:style style:name="P21" style:family="paragraph" style:parent-style-name="Preformatted_20_Text">
      <style:text-properties officeooo:rsid="00299d30" officeooo:paragraph-rsid="00299d30"/>
    </style:style>
    <style:style style:name="P22" style:family="paragraph" style:parent-style-name="Preformatted_20_Text">
      <style:text-properties officeooo:paragraph-rsid="002ffb6c"/>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fo:font-size="10pt" officeooo:paragraph-rsid="002ffb6c" style:font-size-asian="10pt" style:font-size-complex="10pt"/>
    </style:style>
    <style:style style:name="P25" style:family="paragraph" style:parent-style-name="Heading_20_1">
      <style:text-properties officeooo:rsid="0018dc94" officeooo:paragraph-rsid="0018dc94"/>
    </style:style>
    <style:style style:name="P26" style:family="paragraph" style:parent-style-name="Heading_20_1">
      <style:text-properties officeooo:rsid="001beddb" officeooo:paragraph-rsid="001beddb"/>
    </style:style>
    <style:style style:name="P27" style:family="paragraph" style:parent-style-name="Subtitle">
      <style:text-properties officeooo:rsid="022dda61" officeooo:paragraph-rsid="001dda03"/>
    </style:style>
    <style:style style:name="P28" style:family="paragraph" style:parent-style-name="Heading_20_2">
      <style:text-properties officeooo:paragraph-rsid="001beddb"/>
    </style:style>
    <style:style style:name="P29" style:family="paragraph" style:parent-style-name="Heading_20_2">
      <style:text-properties officeooo:rsid="0026da4f" officeooo:paragraph-rsid="0026da4f"/>
    </style:style>
    <style:style style:name="P30" style:family="paragraph" style:parent-style-name="Heading_20_2">
      <style:text-properties officeooo:rsid="002778d6" officeooo:paragraph-rsid="002778d6"/>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fo:font-size="10pt" fo:font-style="normal" style:font-size-asian="10pt" style:font-style-asian="normal" style:font-size-complex="10pt" style:font-style-complex="normal"/>
    </style:style>
    <style:style style:name="T8" style:family="text">
      <style:text-properties officeooo:rsid="002778d6"/>
    </style:style>
    <style:style style:name="T9" style:family="text">
      <style:text-properties fo:font-style="italic" style:font-style-asian="italic" style:font-style-complex="italic"/>
    </style:style>
    <style:style style:name="T10" style:family="text">
      <style:text-properties fo:font-style="italic" officeooo:rsid="002778d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2951ca" style:font-style-asian="normal" style:font-style-complex="normal"/>
    </style:style>
    <style:style style:name="T13" style:family="text">
      <style:text-properties fo:font-style="normal" officeooo:rsid="00312ab7" style:font-style-asian="normal" style:font-style-complex="normal"/>
    </style:style>
    <style:style style:name="T14" style:family="text">
      <style:text-properties fo:font-style="normal" officeooo:rsid="003356c6" style:font-style-asian="normal" style:font-style-complex="normal"/>
    </style:style>
    <style:style style:name="T15" style:family="text">
      <style:text-properties officeooo:rsid="002951ca"/>
    </style:style>
    <style:style style:name="T16" style:family="text">
      <style:text-properties officeooo:rsid="00299d30"/>
    </style:style>
    <style:style style:name="T17" style:family="text">
      <style:text-properties officeooo:rsid="002acbc8"/>
    </style:style>
    <style:style style:name="T18" style:family="text">
      <style:text-properties officeooo:rsid="002bf444"/>
    </style:style>
    <style:style style:name="T19" style:family="text">
      <style:text-properties officeooo:rsid="002d1274"/>
    </style:style>
    <style:style style:name="T20" style:family="text">
      <style:text-properties officeooo:rsid="002e31bc"/>
    </style:style>
    <style:style style:name="T21" style:family="text">
      <style:text-properties officeooo:rsid="002ffb6c"/>
    </style:style>
    <style:style style:name="T22" style:family="text">
      <style:text-properties officeooo:rsid="003356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DL Scripting</text:p>
      <text:p text:style-name="P27">Version 1.0.2</text:p>
      <text:h text:style-name="P25"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 just as if you were typing it in. </text:span></text:p>
      <text:h text:style-name="P26" text:outline-level="1">The basics</text:h>
      <text:p text:style-name="P2">The requirements are</text:p>
      <text:list xml:id="list2487942453" text:style-name="L1">
        <text:list-item>
          <text:p text:style-name="P3">install QDL. It is assumed installed in $QDL_HOME.</text:p>
        </text:list-item>
        <text:list-item>
          <text:p text:style-name="P3">set your preferred configuration in the $QDL_HOME/bin/qdl-run script.</text:p>
        </text:list-item>
        <text:list-item>
          <text:p text:style-name="P3">Probably add $QDL_HOME/bin to your $PATH so you can just type qdl or qdl-run as needed.</text:p>
        </text:list-item>
      </text:list>
      <text:p text:style-name="P2">Once you have these, a good test is to execute your first script:</text:p>
      <text:p text:style-name="P18">qdl-run $QDL_HOME/examples/h<text:span text:style-name="T3">ello_</text:span>w<text:span text:style-name="T3">orld</text:span>.qdl</text:p>
      <text:p text:style-name="P18">Hello World!</text:p>
      <text:p text:style-name="P4"><text:span text:style-name="T1"><text:line-break/>Which runs the basic hello world script.</text:span></text:p>
      <text:p text:style-name="P9">If you want to play with the examples more easily, you should probably set <text:span text:style-name="T9">script_path </text:span><text:span text:style-name="T11">in the configuration (see the document in the docs directory or look at the online version). Then all you need to do is enter the name of the script to run it within the workspace. <text:s/></text:span><text:span text:style-name="T12">Note the you will need to pass in the correct file name to qdl-run since the operating system handles that and is unaware of things like virtual file system in QDL. </text:span></text:p>
      <text:h text:style-name="Heading_20_1" text:outline-level="1"><text:span text:style-name="T12">R</text:span><text:span text:style-name="T11">unning vs. loading scripts</text:span></text:h>
      <text:p text:style-name="P13"><text:span text:style-name="T11">We us two similar terms, </text:span><text:span text:style-name="T9">run</text:span><text:span text:style-name="T11"> and </text:span><text:span text:style-name="T9">load. </text:span><text:span text:style-name="T11">The difference are</text:span></text:p>
      <text:list xml:id="list2185450403" text:style-name="L3">
        <text:list-item>
          <text:p text:style-name="P14">run<text:span text:style-name="T11"> implies that any state/variables created in the script remain in the script. The current environment is made available (so VFS’s, modules,variables, user functions.) Anything the script creates goes away when it ends.</text:span></text:p>
        </text:list-item>
        <text:list-item>
          <text:p text:style-name="P14">load<text:span text:style-name="T11"> executes the contents of the script in the current environment. This is useful for,</text:span>e.g.<text:span text:style-name="T11">, initializing a bunch of variables, or loading things into the current environment. At the end of the script, everything it did is <text:s/>now available. </text:span><text:span text:style-name="T13">Initialization scripts and boot scripts are generally loaded. </text:span></text:p>
        </text:list-item>
      </text:list>
      <text:p text:style-name="P15"><text:soft-page-break/><text:span text:style-name="T14">Mostly</text:span><text:span text:style-name="T11"> you want to run scripts rather than load them. It is always better to keep your environments separate unless you know exactly what the script does. An unknown script may reset or overwrite your current environment with no warning if loaded.</text:span></text:p>
      <text:h text:style-name="P28" text:outline-level="2"><text:span text:style-name="T22">From the command line: passing and using arguments</text:span></text:h>
      <text:p text:style-name="P4"><text:span text:style-name="T1">You may pass arguments to the script as </text:span></text:p>
      <text:p text:style-name="Preformatted_20_Text">qdl-run script_name arg0 arg1 arg2,…</text:p>
      <text:p text:style-name="P4"><text:span text:style-name="T1"><text:s/></text:span><text:s/></text:p>
      <text:p text:style-name="P2"><text:span text:style-name="T21">Note: It is often a good idea to enclose arguments in double quotes and in point of fact, if there are embedded blanks it is mandatory. </text:span>These may then be accessed inside the script using the script_arg<text:span text:style-name="T2">s() function. This is documented more fully in the documentation (included in $QDL_HOME/docs/qdl_reference.pdf) but the basics are </text:span></text:p>
      <text:list xml:id="list3357389058" text:style-name="L2">
        <text:list-item>
          <text:p text:style-name="P5">script_args() – no arguments returns how many there are, e.g. 3</text:p>
        </text:list-item>
        <text:list-item>
          <text:p text:style-name="P5">script_args(n) – n is an integer in the range 0 &lt; n &lt; script_args() will return the n-th <text:s/>argument.</text:p>
        </text:list-item>
      </text:list>
      <text:p text:style-name="Heading">Example</text:p>
      <text:p text:style-name="P19">qdl-run script_name <text:span text:style-name="T2">fee fi fo fum</text:span></text:p>
      <text:p text:style-name="Text_20_body"/>
      <text:p text:style-name="P6">would have the following </text:p>
      <text:p text:style-name="P6">script_args() returns 4</text:p>
      <text:p text:style-name="P6">script_args(0) return the string ‘fee’</text:p>
      <text:p text:style-name="P6">script_args(3) returns ‘fum’</text:p>
      <text:h text:style-name="Heading_20_2" text:outline-level="2">Calling scripts in QDL: passing and using arguments</text:h>
      <text:p text:style-name="P16">To run a script from another script, use the script_run() call:</text:p>
      <text:p text:style-name="P17">script_run(‘path/to/script.qdl’ [,arg_list.]);</text:p>
      <text:p text:style-name="P16">So the script at the given path would be invoked. The list of arguments is a stem list. These are restricted to being string, mostly because this keeps them consistent with being called as standalone scripts outside of QDL. A very useful trick is to use the to_list() call on the arguments you want to pass:</text:p>
      <text:p text:style-name="Preformatted_20_Text">script_run(‘script_name’, to_list(‘fee’,’fi’,’fo’,’fum’))</text:p>
      <text:h text:style-name="Heading_20_2" text:outline-level="2">Argument lifecycle</text:h>
      <text:p text:style-name="P12">Once arguments are given, they are available to that script and any scripts it calls. If a sub-script has its own set of arguments, it has those but the parent’s arguments are not changed. In this way arguments may be inherited. </text:p>
      <text:h text:style-name="Heading_20_1" text:outline-level="1"><text:soft-page-break/>Returning values</text:h>
      <text:p text:style-name="P7">Scripts may return values using the return() call. There are a few items to note. </text:p>
      <text:h text:style-name="P29" text:outline-level="2">External facing scripts</text:h>
      <text:p text:style-name="P7">If this is to be a script that is outward facing (so consumed by another process), <text:span text:style-name="T4">any result returned will be sent to standard out plus a line feed (so it will display properly at the console). </text:span><text:s/><text:span text:style-name="T18">Standard out best </text:span>understand<text:span text:style-name="T4">s </text:span>strings, <text:span text:style-name="T18">so we use them</text:span>. <text:span text:style-name="T18">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5">bash$ </text:span>export QX=$QDL_HOME/examples</text:p>
      <text:p text:style-name="Preformatted_20_Text"><text:span text:style-name="T15">bash$ </text:span>qdl-run $QX/sqrt.qdl 5</text:p>
      <text:p text:style-name="Preformatted_20_Text">4.9999999999999968</text:p>
      <text:p text:style-name="P20">bash$ </text:p>
      <text:h text:style-name="P30" text:outline-level="2">Inward facing scripts</text:h>
      <text:p text:style-name="P8">If the script is called by other scripts, you can return anything and that will be the output <text:span text:style-name="T8">value </text:span>of the script, <text:span text:style-name="T10">e.g</text:span><text:span text:style-name="T8">. if you have a script that computes approximations of a square root for an argument (this is included in the examples directory – the </text:span><text:span text:style-name="T10">script_path</text:span><text:span text:style-name="T8"> in the configuration has been set to look there):</text:span></text:p>
      <text:p text:style-name="Preformatted_20_Text"><text:s/><text:span text:style-name="T8">script_run(‘sqrt.qdl’, to_list(5))^2</text:span></text:p>
      <text:p text:style-name="Preformatted_20_Text">4.9999999999999968</text:p>
      <text:h text:style-name="Heading_20_1" text:outline-level="1">Calling other scripts</text:h>
      <text:p text:style-name="P10">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10">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17">bsu-init.</text:span>qdl:</text:p>
      <text:p text:style-name="P21">script_run(‘<text:span text:style-name="T5">vfs#/bsu/scripts/init.qdl’);</text:span></text:p>
      <text:p text:style-name="Text_20_body"/>
      <text:p text:style-name="P10"><text:span text:style-name="T20">(Yes, that is the entire script, a single line.) </text:span>Note that there are no arguments – <text:s/><text:span text:style-name="T21">if you supplied them, they would over-write what was passed in</text:span>. When you invoke this through qdl-run, pass in what you want, e.g.,</text:p>
      <text:p text:style-name="P24">qdl-run <text:span text:style-name="T17">bsu-init</text:span>.qdl </text:p>
      <text:p text:style-name="P24"><text:s text:c="2"/>/<text:span text:style-name="T16">g</text:span><text:span text:style-name="T11">rid</text:span><text:span text:style-name="T9">/</text:span><text:span text:style-name="T11">certs/03456564.pem </text:span></text:p>
      <text:p text:style-name="P22"><text:span text:style-name="T7"><text:s text:c="2"/></text:span><text:a xlink:type="simple" xlink:href="https://shibboleth.bigstate.edu/secure" text:style-name="Internet_20_link" text:visited-style-name="Visited_20_Internet_20_Link"><text:span text:style-name="T7">https://shibboleth.bigstate.edu/secure</text:span></text:a></text:p>
      <text:p text:style-name="P23"><text:s/>“<text:span text:style-name="T21">openid profile email”</text:span></text:p>
      <text:p text:style-name="P11"/>
      <text:p text:style-name="P11"><text:soft-page-break/><text:span text:style-name="T21">(line breaks added for readability.) </text:span>and these <text:span text:style-name="T21">three </text:span>arguments are available to the script via <text:span text:style-name="T5">script_args()</text:span>.</text:p>
      <text:p text:style-name="P12">Scripts may call other scripts and there is no limit placed. Much like recursive functions, they may call themselves and this is not flagged as an error. However, recursion <text:span text:style-name="T19">is generally</text:span> a terrible idea if <text:span text:style-name="T19">it</text:span> happens without being an explicit design deci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9T15:53:24.689453614</meta:creation-date>
    <dc:date>2020-04-30T19:38:57.831934837</dc:date>
    <meta:editing-duration>PT22H40M14S</meta:editing-duration>
    <meta:editing-cycles>13</meta:editing-cycles>
    <meta:generator>LibreOffice/6.0.7.3$Linux_X86_64 LibreOffice_project/00m0$Build-3</meta:generator>
    <meta:document-statistic meta:table-count="0" meta:image-count="0" meta:object-count="0" meta:page-count="4" meta:paragraph-count="63" meta:word-count="1003" meta:character-count="6059" meta:non-whitespace-character-count="5090"/>
  </office:meta>
</office:document-meta>
</file>